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" style:family="paragraph" style:parent-style-name="Standard">
      <style:text-properties officeooo:rsid="001f62ab" officeooo:paragraph-rsid="001f62ab"/>
    </style:style>
    <style:style style:name="P3" style:family="paragraph" style:parent-style-name="Standard">
      <style:text-properties officeooo:rsid="001f62ab" officeooo:paragraph-rsid="001f62ab"/>
    </style:style>
    <style:style style:name="P4" style:family="paragraph" style:parent-style-name="Preformatted_20_Text">
      <style:text-properties officeooo:rsid="001f62ab" officeooo:paragraph-rsid="001f62ab"/>
    </style:style>
    <style:style style:name="P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f62ab"/>
    </style:style>
    <style:style style:name="P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f62ab" officeooo:paragraph-rsid="001f62ab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k</text:p>
      <text:p text:style-name="P5">KNeighborsRegressor_train R^2 score: 1.000</text:p>
      <text:p text:style-name="P1">KNeighborsRegressor_valid R^2 score: 0.964</text:p>
      <text:p text:style-name="P1">KNeighborsRegressor_train RMSE score: 0.000</text:p>
      <text:p text:style-name="P1">KNeighborsRegressor_valid RMSE score: 0.055</text:p>
      <text:p text:style-name="P5"/>
      <text:p text:style-name="P2"/>
      <text:p text:style-name="P2">5k</text:p>
      <text:p text:style-name="P6">KNeighborsRegressor_train R^2 score: 1.000</text:p>
      <text:p text:style-name="P1">KNeighborsRegressor_valid R^2 score: 0.993</text:p>
      <text:p text:style-name="P1">KNeighborsRegressor_train RMSE score: 0.000</text:p>
      <text:p text:style-name="P1">KNeighborsRegressor_valid RMSE score: 0.024</text:p>
      <text:p text:style-name="P4"/>
      <text:p text:style-name="P2">10k</text:p>
      <text:p text:style-name="P5">KNeighborsRegressor_train R^2 score: 1.000</text:p>
      <text:p text:style-name="P1">KNeighborsRegressor_valid R^2 score: 0.996</text:p>
      <text:p text:style-name="P1">KNeighborsRegressor_train RMSE score: 0.000</text:p>
      <text:p text:style-name="P1">KNeighborsRegressor_valid RMSE score: 0.018</text:p>
      <text:p text:style-name="P5"/>
      <text:p text:style-name="P2"/>
      <text:p text:style-name="P2">15k</text:p>
      <text:p text:style-name="P5">KNeighborsRegressor_train R^2 score: 1.000</text:p>
      <text:p text:style-name="P1">KNeighborsRegressor_valid R^2 score: 0.998</text:p>
      <text:p text:style-name="P1">KNeighborsRegressor_train RMSE score: 0.000</text:p>
      <text:p text:style-name="P1">KNeighborsRegressor_valid RMSE score: 0.014</text:p>
      <text:p text:style-name="P5"/>
      <text:p text:style-name="P2"/>
      <text:p text:style-name="P2">20k</text:p>
      <text:p text:style-name="P5">KNeighborsRegressor_train R^2 score: 1.000</text:p>
      <text:p text:style-name="P1">KNeighborsRegressor_valid R^2 score: 0.998</text:p>
      <text:p text:style-name="P1">KNeighborsRegressor_train RMSE score: 0.000</text:p>
      <text:p text:style-name="P1">KNeighborsRegressor_valid RMSE score: 0.013</text:p>
      <text:p text:style-name="P5"/>
      <text:p text:style-name="P2"/>
      <text:p text:style-name="P2">25k</text:p>
      <text:p text:style-name="P6">KNeighborsRegressor_train R^2 score: 1.000</text:p>
      <text:p text:style-name="P1">KNeighborsRegressor_valid R^2 score: 0.999</text:p>
      <text:p text:style-name="P1">KNeighborsRegressor_train RMSE score: 0.000</text:p>
      <text:p text:style-name="P1">KNeighborsRegressor_valid RMSE score: 0.011</text:p>
      <text:p text:style-name="P4"/>
      <text:p text:style-name="P2">30k</text:p>
      <text:p text:style-name="P5">KNeighborsRegressor_train R^2 score: 1.000</text:p>
      <text:p text:style-name="P1">KNeighborsRegressor_valid R^2 score: 0.999</text:p>
      <text:p text:style-name="P1">KNeighborsRegressor_train RMSE score: 0.000</text:p>
      <text:p text:style-name="P1">KNeighborsRegressor_valid RMSE score: 0.011</text:p>
      <text:p text:style-name="P5"/>
      <text:p text:style-name="P2"/>
      <text:p text:style-name="P2">35k</text:p>
      <text:p text:style-name="P5">KNeighborsRegressor_train R^2 score: 1.000</text:p>
      <text:p text:style-name="P1">KNeighborsRegressor_valid R^2 score: 0.999</text:p>
      <text:p text:style-name="P1">KNeighborsRegressor_train RMSE score: 0.000</text:p>
      <text:p text:style-name="P1">KNeighborsRegressor_valid RMSE score: 0.009</text:p>
      <text:p text:style-name="P5"/>
      <text:p text:style-name="P2"><text:soft-page-break/></text:p>
      <text:p text:style-name="P2">40k</text:p>
      <text:p text:style-name="P5">KNeighborsRegressor_train R^2 score: 1.000</text:p>
      <text:p text:style-name="P1">KNeighborsRegressor_valid R^2 score: 0.999</text:p>
      <text:p text:style-name="P1">KNeighborsRegressor_train RMSE score: 0.000</text:p>
      <text:p text:style-name="P1">KNeighborsRegressor_valid RMSE score: 0.009</text:p>
      <text:p text:style-name="P5"/>
      <text:p text:style-name="P2">45k</text:p>
      <text:p text:style-name="P5">KNeighborsRegressor_train R^2 score: 1.000</text:p>
      <text:p text:style-name="P1">KNeighborsRegressor_valid R^2 score: 0.999</text:p>
      <text:p text:style-name="P1">KNeighborsRegressor_train RMSE score: 0.000</text:p>
      <text:p text:style-name="P1">KNeighborsRegressor_valid RMSE score: 0.009</text:p>
      <text:p text:style-name="P5"/>
      <text:p text:style-name="P2"/>
      <text:p text:style-name="P2">50k</text:p>
      <text:p text:style-name="P5">KNeighborsRegressor_train R^2 score: 1.000</text:p>
      <text:p text:style-name="P1">KNeighborsRegressor_valid R^2 score: 0.999</text:p>
      <text:p text:style-name="P1">KNeighborsRegressor_train RMSE score: 0.000</text:p>
      <text:p text:style-name="P1">KNeighborsRegressor_valid RMSE score: 0.008</text:p>
      <text:p text:style-name="P5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2T17:32:02.720317352</meta:creation-date>
    <meta:generator>LibreOffice/6.4.7.2$Linux_X86_64 LibreOffice_project/40$Build-2</meta:generator>
    <dc:date>2023-05-23T10:49:47.587910068</dc:date>
    <meta:editing-duration>PT6M52S</meta:editing-duration>
    <meta:editing-cycles>2</meta:editing-cycles>
    <meta:document-statistic meta:table-count="0" meta:image-count="0" meta:object-count="0" meta:page-count="2" meta:paragraph-count="55" meta:word-count="187" meta:character-count="1901" meta:non-whitespace-character-count="1769"/>
  </office:meta>
</office:document-meta>
</file>